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0.2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3.632cm" svg:height="11.094cm" svg:x="0.127cm" svg:y="0.324cm">
            <text:p/>
          </draw:rect>
          <draw:frame draw:style-name="gr2" draw:text-style-name="P3" draw:layer="layout" svg:width="13.296cm" svg:height="10.583cm" svg:x="0.242cm" svg:y="0.617cm">
            <draw:text-box>
              <text:p text:style-name="P2"><text:span text:style-name="T1"/></text:p>
              <text:p text:style-name="P2"><text:span text:style-name="T1">Part class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Widget')</text:span></text:p>
              <text:p text:style-name="P2"><text:span text:style-name="T2"><text:s/></text:span><text:span text:style-name="T2">(description='A small widge')</text:span></text:p>
              <text:p text:style-name="P2"><text:span text:style-name="T2"><text:s/></text:span><text:span text:style-name="T2">(number=12345)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Framistat')</text:span></text:p>
              <text:p text:style-name="P2"><text:span text:style-name="T2"><text:s/></text:span><text:span text:style-name="T2">(description='A device to control frams')</text:span></text:p>
              <text:p text:style-name="P2"><text:span text:style-name="T2"><text:s/></text:span><text:span text:style-name="T2">(number=899)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Defragulator')</text:span></text:p>
              <text:p text:style-name="P2"><text:span text:style-name="T2"><text:s/></text:span><text:span text:style-name="T2">(description='removes frags from framistats')</text:span></text:p>
              <text:p text:style-name="P2"><text:span text:style-name="T2"><text:s/></text:span><text:span text:style-name="T2">(number=12345)</text:span></text:p>
            </draw:text-box>
          </draw:frame>
          <draw:line draw:style-name="gr3" draw:text-style-name="P4" draw:layer="layout" svg:x1="1.22cm" svg:y1="1.321cm" svg:x2="1.22cm" svg:y2="0.367cm">
            <text:p/>
          </draw:line>
          <draw:line draw:style-name="gr3" draw:text-style-name="P4" draw:layer="layout" svg:x1="1.24cm" svg:y1="0.367cm" svg:x2="10.673cm" svg:y2="0.3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9:35:30.65</dc:date>
    <dc:language>en-US</dc:language>
    <meta:editing-cycles>5</meta:editing-cycles>
    <meta:editing-duration>PT18M16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